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027c" officeooo:paragraph-rsid="0019027c"/>
    </style:style>
    <style:style style:name="P2" style:family="paragraph" style:parent-style-name="Standard">
      <style:text-properties officeooo:rsid="001957b3" officeooo:paragraph-rsid="001957b3"/>
    </style:style>
    <style:style style:name="P3" style:family="paragraph" style:parent-style-name="Standard">
      <style:text-properties officeooo:rsid="001aebeb" officeooo:paragraph-rsid="001aebeb"/>
    </style:style>
    <style:style style:name="P4" style:family="paragraph" style:parent-style-name="Standard">
      <style:text-properties officeooo:rsid="001aebeb" officeooo:paragraph-rsid="001da5cf"/>
    </style:style>
    <style:style style:name="P5" style:family="paragraph" style:parent-style-name="Standard">
      <style:text-properties officeooo:rsid="001c6365" officeooo:paragraph-rsid="001c6365"/>
    </style:style>
    <style:style style:name="P6" style:family="paragraph" style:parent-style-name="Standard">
      <style:text-properties officeooo:rsid="001da5cf" officeooo:paragraph-rsid="001da5cf"/>
    </style:style>
    <style:style style:name="P7" style:family="paragraph" style:parent-style-name="Standard">
      <style:text-properties officeooo:rsid="001f0b32" officeooo:paragraph-rsid="001f0b32"/>
    </style:style>
    <style:style style:name="P8" style:family="paragraph" style:parent-style-name="Standard">
      <style:text-properties officeooo:paragraph-rsid="001f0b32"/>
    </style:style>
    <style:style style:name="P9" style:family="paragraph" style:parent-style-name="Standard">
      <style:text-properties officeooo:rsid="0020c51f" officeooo:paragraph-rsid="0020c51f"/>
    </style:style>
    <style:style style:name="P10" style:family="paragraph" style:parent-style-name="Standard">
      <style:text-properties officeooo:rsid="0021e5e6" officeooo:paragraph-rsid="0020c51f"/>
    </style:style>
    <style:style style:name="P11" style:family="paragraph" style:parent-style-name="Standard">
      <style:text-properties officeooo:rsid="0021e5e6" officeooo:paragraph-rsid="0021e5e6"/>
    </style:style>
    <style:style style:name="P12" style:family="paragraph" style:parent-style-name="Standard">
      <style:text-properties officeooo:rsid="00235b40" officeooo:paragraph-rsid="00235b40"/>
    </style:style>
    <style:style style:name="P13" style:family="paragraph" style:parent-style-name="Standard">
      <style:text-properties officeooo:rsid="002381fd" officeooo:paragraph-rsid="002381fd"/>
    </style:style>
    <style:style style:name="P14" style:family="paragraph" style:parent-style-name="Standard">
      <style:text-properties officeooo:rsid="0028e73b" officeooo:paragraph-rsid="0028e73b"/>
    </style:style>
    <style:style style:name="P15" style:family="paragraph" style:parent-style-name="Standard">
      <style:text-properties officeooo:rsid="0030e802" officeooo:paragraph-rsid="0030e802"/>
    </style:style>
    <style:style style:name="P16" style:family="paragraph" style:parent-style-name="Standard">
      <style:text-properties officeooo:rsid="00320994" officeooo:paragraph-rsid="00320994"/>
    </style:style>
    <style:style style:name="P17" style:family="paragraph" style:parent-style-name="Standard">
      <style:text-properties officeooo:rsid="00342fb4" officeooo:paragraph-rsid="00342fb4"/>
    </style:style>
    <style:style style:name="T1" style:family="text">
      <style:text-properties officeooo:rsid="001f0b32"/>
    </style:style>
    <style:style style:name="T2" style:family="text">
      <style:text-properties officeooo:rsid="0020c51f"/>
    </style:style>
    <style:style style:name="T3" style:family="text">
      <style:text-properties officeooo:rsid="0021e5e6"/>
    </style:style>
    <style:style style:name="T4" style:family="text">
      <style:text-properties officeooo:rsid="00240509"/>
    </style:style>
    <style:style style:name="T5" style:family="text">
      <style:text-properties officeooo:rsid="0025b5ac"/>
    </style:style>
    <style:style style:name="T6" style:family="text">
      <style:text-properties officeooo:rsid="00274506"/>
    </style:style>
    <style:style style:name="T7" style:family="text">
      <style:text-properties officeooo:rsid="0029b29a"/>
    </style:style>
    <style:style style:name="T8" style:family="text">
      <style:text-properties officeooo:rsid="002c3f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 : Vente de gateaux</text:p>
      <text:p text:style-name="P1"/>
      <text:p text:style-name="P1">Avons-nous l’autorisation d’utiliser la salle de cuisine des SEGPA ?</text:p>
      <text:p text:style-name="P1">Quels lieux seraient autorisés pour la vente ?</text:p>
      <text:p text:style-name="P2">Autorisation d’affichage pour communiquer ?</text:p>
      <text:p text:style-name="P2">Proposition de dates : avant chaque vacances scolaires</text:p>
      <text:p text:style-name="P7">Prix d’une part de gateau : 1€</text:p>
      <text:p text:style-name="P2"/>
      <text:p text:style-name="P3">Argent récolté serait redonné à BanquesAlimentaires</text:p>
      <text:p text:style-name="P8"><text:span text:style-name="T1">Description de BanquesAlimentaires : « </text:span>Les Banques Alimentaires distribuent les denrées à un réseau de plus de 6029 associations, épiceries sociales et Centres Communaux d'Action Sociale (CCAS). »</text:p>
      <text:p text:style-name="P3"/>
      <text:p text:style-name="P3">----------------------------------------------------------------------------------------------------</text:p>
      <text:p text:style-name="P3"/>
      <text:p text:style-name="P5">Projet : <text:span text:style-name="T2">Sortie journée</text:span> de ramassage des déchets</text:p>
      <text:p text:style-name="P5"/>
      <text:p text:style-name="P5">Puis-je demander une autorisation à la mairie ?</text:p>
      <text:p text:style-name="P6">Avons-nous des gilets jaunes, des <text:span text:style-name="T2">dossards afin de distinguer les élèves</text:span> ?</text:p>
      <text:p text:style-name="P4"/>
      <text:p text:style-name="P4">----------------------------------------------------</text:p>
      <text:p text:style-name="P4"/>
      <text:p text:style-name="P9">Projet : Eco-potager <text:span text:style-name="T3">des 6e/5e</text:span></text:p>
      <text:p text:style-name="P9"/>
      <text:p text:style-name="P9">Planter de la menthe et des fraisiers.</text:p>
      <text:p text:style-name="P9"/>
      <text:p text:style-name="P9">----------------------------------------------</text:p>
      <text:p text:style-name="P9"/>
      <text:p text:style-name="P11">Projet : Agrandissement du potager dédié aux éco-délégués</text:p>
      <text:p text:style-name="P11"/>
      <text:p text:style-name="P12">Retirer de la pelouse pour avoir plus de terre à travailler</text:p>
      <text:p text:style-name="P10"/>
      <text:p text:style-name="P10">------------------------------------------------------</text:p>
      <text:p text:style-name="P10"/>
      <text:p text:style-name="P13">Projet : Exclus dans <text:span text:style-name="T6">l’éco-potagers</text:span></text:p>
      <text:p text:style-name="P13"/>
      <text:p text:style-name="P13">Afin <text:span text:style-name="T4">que</text:span> les élèves exclus <text:span text:style-name="T4">qui ont besoin d’un temps </text:span><text:span text:style-name="T5">puisse</text:span><text:span text:style-name="T6">nt</text:span><text:span text:style-name="T4"> s’apaiser, </text:span><text:span text:style-name="T6">une proposition des éco-délégués serait de les faire jardiner l’éco-potager.</text:span></text:p>
      <text:p text:style-name="P14">Seul•es les élèves volontaires <text:span text:style-name="T8">pour le faire serait envoyé là-bas accompagné d’un•e AED. </text:span></text:p>
      <text:p text:style-name="P14"/>
      <text:p text:style-name="P14">------------------------------------------------------</text:p>
      <text:p text:style-name="P14"/>
      <text:p text:style-name="P15">Estimation budget</text:p>
      <text:p text:style-name="P15"/>
      <text:p text:style-name="P16">Budget gateaux : 100€</text:p>
      <text:p text:style-name="P17">Budget jardin :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8T13:43:29.819000000</meta:creation-date>
    <dc:date>2024-11-29T10:31:26.940000000</dc:date>
    <meta:editing-duration>PT20H47M45S</meta:editing-duration>
    <meta:editing-cycles>23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26" meta:word-count="190" meta:character-count="1499" meta:non-whitespace-character-count="1333"/>
  </office:meta>
</office:document-meta>
</file>